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3" svg:font-family="'Wingdings 3'" style:font-charset="x-symbol"/>
    <style:font-face style:name="Lucida Sans Unicode2" svg:font-family="'Lucida Sans Unicode'" style:font-pitch="variable" style:font-charset="x-symbol"/>
    <style:font-face style:name="Times New Roman2" svg:font-family="'Times New Roman'" style:font-pitch="variable" style:font-charset="x-symbol"/>
    <style:font-face style:name="Wingdings 31" svg:font-family="'Wingdings 3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OpenSymbol" svg:font-family="Open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officeooo:paragraph-rsid="0025f05a"/>
    </style:style>
    <style:style style:name="P3" style:family="paragraph" style:parent-style-name="Standard">
      <style:paragraph-properties>
        <style:tab-stops>
          <style:tab-stop style:position="2.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3cm"/>
        </style:tab-stops>
      </style:paragraph-properties>
      <style:text-properties officeooo:paragraph-rsid="0025f05a"/>
    </style:style>
    <style:style style:name="P5" style:family="paragraph" style:parent-style-name="Standard">
      <style:text-properties officeooo:paragraph-rsid="00212620"/>
    </style:style>
    <style:style style:name="P6" style:family="paragraph" style:parent-style-name="Standard">
      <style:text-properties officeooo:paragraph-rsid="0025f05a"/>
    </style:style>
    <style:style style:name="P7" style:family="paragraph" style:parent-style-name="Standard">
      <style:text-properties officeooo:rsid="0027aa6f" officeooo:paragraph-rsid="0027aa6f"/>
    </style:style>
    <style:style style:name="P8" style:family="paragraph" style:parent-style-name="Standard">
      <style:text-properties officeooo:paragraph-rsid="002c0d07"/>
    </style:style>
    <style:style style:name="P9" style:family="paragraph" style:parent-style-name="Titre_20_rubrique">
      <style:paragraph-properties fo:break-before="column"/>
    </style:style>
    <style:style style:name="P10" style:family="paragraph" style:parent-style-name="Titre_20_rubrique">
      <style:text-properties officeooo:paragraph-rsid="001dfd13"/>
    </style:style>
    <style:style style:name="P11" style:family="paragraph" style:parent-style-name="Titre_20_rubrique">
      <style:text-properties officeooo:paragraph-rsid="00212620"/>
    </style:style>
    <style:style style:name="P12" style:family="paragraph" style:parent-style-name="Titre_20_rubrique">
      <style:text-properties officeooo:paragraph-rsid="0025f05a"/>
    </style:style>
    <style:style style:name="P13" style:family="paragraph" style:parent-style-name="Titre_20_rubrique">
      <style:text-properties officeooo:paragraph-rsid="002648d5"/>
    </style:style>
    <style:style style:name="P14" style:family="paragraph" style:parent-style-name="Standard">
      <style:paragraph-properties style:shadow="none">
        <style:tab-stops>
          <style:tab-stop style:position="2.3cm"/>
        </style:tab-stops>
      </style:paragraph-properties>
    </style:style>
    <style:style style:name="P15" style:family="paragraph" style:parent-style-name="Standard">
      <style:paragraph-properties style:shadow="none">
        <style:tab-stops>
          <style:tab-stop style:position="2.3cm"/>
        </style:tab-stops>
      </style:paragraph-properties>
      <style:text-properties officeooo:paragraph-rsid="0025f05a"/>
    </style:style>
    <style:style style:name="P16" style:family="paragraph" style:parent-style-name="Standard" style:master-page-name="">
      <style:paragraph-properties style:page-number="auto" fo:padding="0cm" fo:border="none" style:shadow="none" style:writing-mode="lr-tb" style:join-border="false">
        <style:tab-stops>
          <style:tab-stop style:position="2.3cm"/>
        </style:tab-stops>
      </style:paragraph-properties>
      <style:text-properties officeooo:paragraph-rsid="0025f05a"/>
    </style:style>
    <style:style style:name="P17" style:family="paragraph" style:parent-style-name="Titre_20_Chapitre">
      <style:paragraph-properties fo:break-before="page" fo:padding="0cm" fo:border-left="none" fo:border-right="none" fo:border-top="none" fo:border-bottom="0.99pt solid #000000" style:shadow="none">
        <style:tab-stops>
          <style:tab-stop style:position="18.987cm" style:type="right"/>
        </style:tab-stops>
      </style:paragraph-properties>
    </style:style>
    <style:style style:name="P18" style:family="paragraph" style:parent-style-name="Titre_20_rubrique">
      <style:paragraph-properties fo:margin-left="0cm" fo:margin-right="0cm" fo:text-indent="0cm" style:auto-text-indent="false" fo:break-before="column"/>
      <style:text-properties officeooo:paragraph-rsid="0025f05a"/>
    </style:style>
    <style:style style:name="P19" style:family="paragraph" style:parent-style-name="Standard" style:list-style-name="List_20_1"/>
    <style:style style:name="P20" style:family="paragraph" style:parent-style-name="Standard">
      <style:paragraph-properties>
        <style:tab-stops>
          <style:tab-stop style:position="2.3cm"/>
        </style:tab-stops>
      </style:paragraph-properties>
      <style:text-properties officeooo:paragraph-rsid="0025f05a"/>
    </style:style>
    <style:style style:name="P21" style:family="paragraph" style:parent-style-name="Titre_20_Chapitre" style:master-page-name="Standard">
      <style:paragraph-properties style:page-number="auto" fo:padding="0cm" fo:border-left="none" fo:border-right="none" fo:border-top="none" fo:border-bottom="0.99pt solid #000000" style:shadow="none">
        <style:tab-stops>
          <style:tab-stop style:position="18.987cm" style:type="right"/>
        </style:tab-stops>
      </style:paragraph-properties>
      <style:text-properties officeooo:paragraph-rsid="002a3d9f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center"/>
      <style:text-properties style:font-name="Times New Roman" fo:font-size="12pt"/>
    </style:style>
    <style:style style:name="P25" style:family="paragraph">
      <loext:graphic-properties draw:fill="none"/>
      <style:paragraph-properties fo:text-align="center"/>
      <style:text-properties style:text-position="sub 80%"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style:font-name="Times New Roman" fo:font-size="18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-16% 100%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5d2ab" style:font-name-asian="Times New Roman" style:font-name-complex="Times New Roman"/>
    </style:style>
    <style:style style:name="T3" style:family="text">
      <style:text-properties style:font-name="Times New Roman" officeooo:rsid="0019885d" style:font-name-asian="Times New Roman" style:font-name-complex="Times New Roman"/>
    </style:style>
    <style:style style:name="T4" style:family="text">
      <style:text-properties style:font-name="Times New Roman" officeooo:rsid="001a5719" style:font-name-asian="Times New Roman" style:font-name-complex="Times New Roman"/>
    </style:style>
    <style:style style:name="T5" style:family="text">
      <style:text-properties style:font-name="Times New Roman" officeooo:rsid="001a8ca8" style:font-name-asian="Times New Roman" style:font-name-complex="Times New Roman"/>
    </style:style>
    <style:style style:name="T6" style:family="text">
      <style:text-properties style:font-name="Times New Roman" officeooo:rsid="0027bb4d" style:font-name-asian="Times New Roman" style:font-name-complex="Times New Roman"/>
    </style:style>
    <style:style style:name="T7" style:family="text">
      <style:text-properties style:font-name="Times New Roman" officeooo:rsid="002c757f" style:font-name-asian="Times New Roman" style:font-name-complex="Times New Roman"/>
    </style:style>
    <style:style style:name="T8" style:family="text"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9" style:family="text">
      <style:text-properties style:font-name="Times New Roman" style:text-underline-style="none" fo:font-weight="normal" officeooo:rsid="001a5719" style:font-name-asian="Times New Roman" style:font-weight-asian="normal" style:font-name-complex="Times New Roman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27fb"/>
    </style:style>
    <style:style style:name="T13" style:family="text">
      <style:text-properties officeooo:rsid="0012f02c"/>
    </style:style>
    <style:style style:name="T14" style:family="text">
      <style:text-properties officeooo:rsid="0015d2ab"/>
    </style:style>
    <style:style style:name="T15" style:family="text">
      <style:text-properties style:font-name="Wingdings 3" officeooo:rsid="001a8ca8" style:font-name-asian="Wingdings 3" style:font-name-complex="Wingdings 3"/>
    </style:style>
    <style:style style:name="T16" style:family="text">
      <style:text-properties style:font-name="Wingdings 3" officeooo:rsid="001a8ca8" style:font-name-asian="Times New Roman" style:font-name-complex="Times New Roman"/>
    </style:style>
    <style:style style:name="T17" style:family="text">
      <style:text-properties officeooo:rsid="00212620"/>
    </style:style>
    <style:style style:name="T18" style:family="text">
      <style:text-properties officeooo:rsid="0024aaa4"/>
    </style:style>
    <style:style style:name="T19" style:family="text">
      <style:text-properties officeooo:rsid="002a3d9f"/>
    </style:style>
    <style:style style:name="T20" style:family="text">
      <style:text-properties officeooo:rsid="002c0d07"/>
    </style:style>
    <style:style style:name="T21" style:family="text">
      <style:text-properties officeooo:rsid="0030d775"/>
    </style:style>
    <style:style style:name="T22" style:family="text">
      <style:text-properties officeooo:rsid="003193a1"/>
    </style:style>
    <style:style style:name="T23" style:family="text">
      <style:text-properties officeooo:rsid="0032ceab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Times New Roman" fo:font-size="12pt" fo:font-style="italic" style:font-style-complex="italic"/>
    </style:style>
    <style:style style:name="T26" style:family="text">
      <style:text-properties style:text-position="40% 100%" style:font-name="Times New Roman" fo:font-size="8pt" style:font-size-asian="8pt" style:font-size-complex="8pt"/>
    </style:style>
    <style:style style:name="T27" style:family="text">
      <style:text-properties style:font-name="Times New Roman" fo:font-size="12pt" fo:font-style="italic" style:font-size-asian="10pt" style:font-size-complex="10pt" style:font-style-complex="italic"/>
    </style:style>
    <style:style style:name="T28" style:family="text">
      <style:text-properties style:text-position="sub 80%" style:font-name="Times New Roman" fo:font-size="18pt" style:font-size-asian="18pt" style:font-size-complex="18pt"/>
    </style:style>
    <style:style style:name="T29" style:family="text">
      <style:text-properties style:font-name="Times New Roman" fo:font-size="18pt" style:font-size-asian="18pt" style:font-size-complex="18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16% 100%" style:font-name="Wingdings 3" fo:font-size="10pt" fo:font-style="normal" fo:text-shadow="none" style:text-underline-style="none" fo:font-weight="normal" style:letter-kerning="true" style:font-name-asian="Wingdings 3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16% 100%" style:font-name="Wingdings 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="0.014cm" fo:border="none" draw:ole-draw-aspect="1"/>
    </style:style>
    <style:style style:name="fr4" style:family="graphic" style:parent-style-name="Formula">
      <style:graphic-properties fo:margin-left="0cm" fo:margin-right="0cm"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501cm">
          <style:column-sep style:width="0.035cm" style:color="#000000" style:height="100%" style:style="solid"/>
          <style:column style:rel-width="32767*" fo:start-indent="0cm" fo:end-indent="0.25cm"/>
          <style:column style:rel-width="32768*" fo:start-indent="0.25cm" fo:end-indent="0cm"/>
        </style:columns>
      </style:section-properties>
    </style:style>
    <style:style style:name="gr1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cm" fo:min-width="0cm" fo:padding-top="0cm" fo:padding-bottom="0.03cm" fo:padding-left="0cm" fo:padding-right="0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cm" fo:min-width="0cm" fo:padding-top="0cm" fo:padding-bottom="0.03cm" fo:padding-left="0cm" fo:padding-right="0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none" draw:fill-color="#729fcf" draw:textarea-horizontal-align="justify" draw:textarea-vertical-align="middle" draw:auto-grow-height="false" fo:min-height="0.323cm" fo:min-width="0.723cm" fo:padding-top="0cm" fo:padding-bottom="0.03cm" fo:padding-left="0cm" fo:padding-right="0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1cm" svg:stroke-color="#000000" draw:marker-start="" draw:marker-start-width="0.235cm" draw:marker-start-center="false" draw:marker-end="" draw:marker-end-width="0.235cm" draw:marker-end-center="false" draw:stroke-linejoin="none" draw:fill="none" draw:fill-color="#729fcf" draw:textarea-horizontal-align="justify" draw:textarea-vertical-align="middle" draw:auto-grow-height="false" fo:min-height="0cm" fo:min-width="0cm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1cm" svg:stroke-color="#000000" draw:marker-start="" draw:marker-start-width="0.235cm" draw:marker-start-center="false" draw:marker-end="" draw:marker-end-width="0.235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8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323cm" fo:min-width="0.723cm" fo:padding-top="0cm" fo:padding-bottom="0.03cm" fo:padding-left="0cm" fo:padding-right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none" draw:fill-color="#729fcf" draw:textarea-horizontal-align="justify" draw:textarea-vertical-align="middle" draw:auto-grow-height="false" fo:min-height="0.323cm" fo:min-width="0.723cm" fo:padding-top="0cm" fo:padding-bottom="0.03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323cm" fo:min-width="0.723cm" fo:padding-top="0cm" fo:padding-bottom="0.03cm" fo:padding-left="0cm" fo:padding-right="0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none" draw:fill-color="#729fcf" draw:textarea-horizontal-align="justify" draw:textarea-vertical-align="middle" draw:auto-grow-height="false" fo:min-height="0.427cm" fo:min-width="0.441cm" fo:padding-top="0cm" fo:padding-bottom="0.03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0.009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9">Menu « Calculs » de la Numworks : Ce qu'il faut savoir faire</text:span><text:tab/>1.<text:span text:style-name="T21">4</text:span></text:p>
      <text:p text:style-name="P2"/>
      <text:p text:style-name="P2"/>
      <text:section text:style-name="Sect1" text:name="Section2">
        <text:p text:style-name="P12"><text:span text:style-name="T23">Trouver la bonne touche du clavier :</text:span></text:p>
        <text:p text:style-name="P4"><text:span text:style-name="T11">Ex :</text:span> V<text:span text:style-name="T12">érifier :</text:span><text:tab/><draw:frame draw:style-name="fr1" draw:name="Objet25" text:anchor-type="as-char" svg:y="-0.457cm" svg:width="5.323cm" svg:height="0.474cm" draw:z-index="3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text:p text:style-name="P4"><text:tab/><draw:frame draw:style-name="fr1" draw:name="Objet15" text:anchor-type="as-char" svg:y="-0.76cm" svg:width="3.602cm" svg:height="1.041cm" draw:z-index="3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text:p text:style-name="P4"><text:tab/><draw:frame draw:style-name="fr4" draw:name="Objet14" text:anchor-type="as-char" svg:width="5.477cm" svg:height="1.78cm" draw:z-index="47"><draw:object xlink:href="./Object 14" xlink:type="simple" xlink:show="embed" xlink:actuate="onLoad"/><draw:image xlink:href="./ObjectReplacements/Object 14" xlink:type="simple" xlink:show="embed" xlink:actuate="onLoad"/></draw:frame></text:p>
        <text:p text:style-name="P4"><text:tab/><draw:frame draw:style-name="fr1" draw:name="Objet16" text:anchor-type="as-char" svg:y="-0.937cm" svg:width="5.884cm" svg:height="1.422cm" draw:z-index="3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text:p text:style-name="P4"/>
        <text:p text:style-name="P4"/>
        <text:p text:style-name="P18"><text:span text:style-name="T20">Affichage des résultats</text:span> :</text:p>
        <text:p text:style-name="P7"><text:span text:style-name="T4">L</text:span><text:span text:style-name="T1">a calculatrice affiche </text:span><text:span text:style-name="T7">une</text:span><text:span text:style-name="T1"> valeur exacte, puis u</text:span><text:span text:style-name="T6">ne approximation</text:span><text:span text:style-name="T1">. Commode pour simplifier un calcul de fractions !</text:span></text:p>
        <text:p text:style-name="P15"><text:span text:style-name="T11">Ex :</text:span> V<text:span text:style-name="T13">érifier :</text:span><text:tab/><draw:frame draw:style-name="fr1" draw:name="Objet18" text:anchor-type="as-char" svg:y="-1.095cm" svg:width="3.93cm" svg:height="1.737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P15"><text:tab/><draw:frame draw:style-name="fr1" draw:name="Objet19" text:anchor-type="as-char" svg:y="-0.926cm" svg:width="5.136cm" svg:height="1.399cm" draw:z-index="3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<text:p text:style-name="P6"/>
        <text:p text:style-name="P6"/>
        <text:p text:style-name="P13"><text:span text:style-name="T20">Modifier un calcul précédent </text:span>:</text:p>
        <text:p text:style-name="P8"><text:span text:style-name="T20">Pour modifier un calcul déjà tapé, sélectionner ce calcul avec les flèches, valider pour le réafficher dans la zone de saisie, puis le</text:span> modifier <text:span text:style-name="T20">avec </text:span><text:span text:style-name="T20"><draw:g text:anchor-type="as-char" svg:y="-0.362cm" draw:z-index="33" draw:name="Forme3" draw:style-name="gr4"><draw:custom-shape draw:name="Forme2" draw:style-name="gr5" draw:text-style-name="P31" svg:width="0.802cm" svg:height="0.431cm" svg:x="0cm" svg:y="0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29" svg:width="0.491cm" svg:height="0.288cm" svg:x="0.125cm" svg:y="0.071cm"><text:p/><draw:enhanced-geometry svg:viewBox="0 0 21600 21600" draw:mirror-horizontal="true" draw:mirror-vertical="false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style-name="gr13" draw:text-style-name="P32" svg:width="0.281cm" svg:height="0.285cm" draw:transform="skewX (-0.00628318530717951) rotate (0.785398163397448) translate (0.261055555555555cm 0.213833333333333cm)"><text:p/><draw:enhanced-geometry svg:viewBox="0 0 21600 21600" draw:glue-points="10800 0 0 10800 10800 21600 21600 10800" draw:path-stretchpoint-x="10800" draw:path-stretchpoint-y="10800" draw:text-areas="?f1 ?f1 ?f2 ?f3" draw:type="cross" draw:modifiers="10012.5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draw:g></text:span>.</text:p>
        <text:p text:style-name="P6"/>
        <text:p text:style-name="P4"><text:span text:style-name="T11">Ex :</text:span> V<text:span text:style-name="T13">érifi</text:span>er :<text:tab/><draw:frame draw:style-name="fr1" draw:name="Objet20" text:anchor-type="as-char" svg:y="-0.49cm" svg:width="5.808cm" svg:height="0.529cm" draw:z-index="3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text:p text:style-name="P4"><draw:custom-shape text:anchor-type="paragraph" draw:z-index="30" draw:name="Forme2" draw:style-name="gr11" draw:text-style-name="P31" svg:width="0.541cm" svg:height="0.556cm" svg:x="3.297cm" svg:y="0.074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draw:frame draw:style-name="fr1" draw:name="Objet21" text:anchor-type="as-char" svg:y="-0.49cm" svg:width="6.031cm" svg:height="0.529cm" draw:z-index="4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text:p text:style-name="P4"><text:tab/><draw:frame draw:style-name="fr1" draw:name="Objet22" text:anchor-type="as-char" svg:y="-0.49cm" svg:width="5.876cm" svg:height="0.529cm" draw:z-index="4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16"><draw:custom-shape text:anchor-type="paragraph" draw:z-index="31" draw:name="Forme2" draw:style-name="gr11" draw:text-style-name="P31" svg:width="0.541cm" svg:height="0.556cm" svg:x="5.262cm" svg:y="-0.785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Forme2" draw:style-name="gr11" draw:text-style-name="P31" svg:width="0.541cm" svg:height="0.556cm" svg:x="4.244cm" svg:y="0.109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draw:frame draw:style-name="fr1" draw:name="Objet13" text:anchor-type="as-char" svg:y="-0.49cm" svg:width="6.158cm" svg:height="0.529cm" draw:z-index="4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/text:section>
      <text:p text:style-name="P17">Calcul numérique avec <text:span text:style-name="T18">la</text:span> <text:span text:style-name="T14">TI83 Premium CE</text:span><text:tab/>1.<text:span text:style-name="T21">4</text:span></text:p>
      <text:p text:style-name="P1"/>
      <text:section text:style-name="Sect2" text:name="Section1">
        <text:p text:style-name="Titre_20_rubrique">Touches <text:s/><draw:custom-shape text:anchor-type="as-char" draw:z-index="11" draw:style-name="gr1" draw:text-style-name="P23" svg:width="0.802cm" svg:height="0.431cm"><text:p text:style-name="P22"><text:span text:style-name="T24">(–)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<text:s/></text:span><text:s/>et <text:s/><text:span text:style-name="T10"><draw:custom-shape text:anchor-type="as-char" draw:z-index="10" draw:style-name="gr1" draw:text-style-name="P23" svg:width="0.802cm" svg:height="0.431cm"><text:p text:style-name="P22"><text:span text:style-name="T24">–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/>:</text:p>
        <text:p text:style-name="Standard">En mathématiques, le signe moins peut avoir deux significations tout à fait différentes :</text:p>
        <text:list xml:id="list1393684631" text:style-name="List_20_1">
          <text:list-item>
            <text:p text:style-name="P19">Soit il indique une soustraction et il faut utiliser<text:line-break/>la touche <draw:custom-shape text:anchor-type="as-char" draw:z-index="3" draw:style-name="gr1" draw:text-style-name="P23" svg:width="0.802cm" svg:height="0.431cm"><text:p text:style-name="P22"><text:span text:style-name="T24">–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de la calculatrice : <text:s text:c="3"/>3 – 2 = 1</text:p>
          </text:list-item>
          <text:list-item>
            <text:p text:style-name="P19">Soit il indique l'opposé d'un nombre et il faut utiliser<text:line-break/>la touche <draw:custom-shape text:anchor-type="as-char" draw:z-index="2" draw:style-name="gr1" draw:text-style-name="P23" svg:width="0.802cm" svg:height="0.431cm"><text:p text:style-name="P22"><text:span text:style-name="T24">(–)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: <text:s text:c="3"/>3 × (–2) = –6</text:p>
          </text:list-item>
        </text:list>
        <text:p text:style-name="Standard"/>
        <text:p text:style-name="P3"><text:span text:style-name="T11">Ex :</text:span> <text:span text:style-name="T12">Vérifie</text:span>r :<text:tab/><draw:frame draw:style-name="fr2" draw:name="Objet1" text:anchor-type="as-char" svg:width="5.267cm" svg:height="0.432cm" draw:z-index="1"><draw:object xlink:href="./Object 1" xlink:type="simple" xlink:show="embed" xlink:actuate="onLoad"/><draw:image xlink:href="./ObjectReplacements/Object 1" xlink:type="simple" xlink:show="embed" xlink:actuate="onLoad"/></draw:frame></text:p>
        <text:p text:style-name="Standard"/>
        <text:p text:style-name="Standard"/>
        <text:p text:style-name="P11">Touches <text:s/><text:span text:style-name="T10"><draw:custom-shape text:anchor-type="as-char" draw:z-index="9" draw:style-name="gr3" draw:text-style-name="P26" svg:width="0.802cm" svg:height="0.431cm"><text:p text:style-name="P22"><text:span text:style-name="T29">÷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">,</text:span> <text:span text:style-name="T10"><draw:custom-shape text:anchor-type="as-char" draw:z-index="5" draw:style-name="gr1" draw:text-style-name="P24" svg:width="0.802cm" svg:height="0.431cm"><text:p text:style-name="P22"><text:span text:style-name="T25">x</text:span><text:span text:style-name="T26">2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">,</text:span> <text:span text:style-name="T10"><draw:custom-shape text:anchor-type="as-char" draw:z-index="6" draw:style-name="gr1" draw:text-style-name="P23" svg:width="0.802cm" svg:height="0.431cm"><text:p text:style-name="P22"><text:span text:style-name="T27">x</text:span><text:span text:style-name="T26">–1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">, </text:span><text:span text:style-name="T10"><draw:custom-shape text:anchor-type="as-char" draw:z-index="7" draw:style-name="gr1" draw:text-style-name="P25" svg:width="0.802cm" svg:height="0.431cm"><text:p text:style-name="P22"><text:span text:style-name="T28">^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">, </text:span><text:span text:style-name="T10"><draw:custom-shape text:anchor-type="as-char" draw:z-index="25" draw:style-name="gr10" draw:text-style-name="P23" svg:width="0.802cm" svg:height="0.431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">,</text:span><draw:frame draw:style-name="fr3" draw:name="Objet4" text:anchor-type="char" svg:x="6.611cm" svg:y="0.122cm" svg:width="0.46cm" svg:height="0.254cm" draw:z-index="29"><draw:object xlink:href="./Object 4" xlink:type="simple" xlink:show="embed" xlink:actuate="onLoad"/><draw:image xlink:href="./ObjectReplacements/Object 4" xlink:type="simple" xlink:show="embed" xlink:actuate="onLoad"/></draw:frame><text:span text:style-name="T10"> </text:span><text:span text:style-name="T10"><draw:custom-shape text:anchor-type="as-char" draw:z-index="8" draw:style-name="gr2" draw:text-style-name="P23" svg:width="0.802cm" svg:height="0.431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draw:frame draw:style-name="fr3" draw:name="Objet12" text:anchor-type="char" svg:x="7.59cm" svg:y="0.03cm" svg:width="0.589cm" svg:height="0.464cm" draw:z-index="0"><draw:object xlink:href="./Object 12" xlink:type="simple" xlink:show="embed" xlink:actuate="onLoad"/><draw:image xlink:href="./ObjectReplacements/Object 12" xlink:type="simple" xlink:show="embed" xlink:actuate="onLoad"/><svg:desc>formule</svg:desc></draw:frame><text:s/>:</text:p>
        <text:p text:style-name="P3"><text:span text:style-name="T11">Ex :</text:span> V<text:span text:style-name="T12">érifier :</text:span><text:tab/><draw:frame draw:style-name="fr2" draw:name="Objet3" text:anchor-type="as-char" svg:width="3.547cm" svg:height="1.041cm" draw:z-index="41"><draw:object xlink:href="./Object 3" xlink:type="simple" xlink:show="embed" xlink:actuate="onLoad"/><draw:image xlink:href="./ObjectReplacements/Object 3" xlink:type="simple" xlink:show="embed" xlink:actuate="onLoad"/></draw:frame></text:p>
        <text:p text:style-name="P3"><text:tab/><draw:frame draw:style-name="fr2" draw:name="Objet5" text:anchor-type="as-char" svg:width="5.794cm" svg:height="1.392cm" draw:z-index="45"><draw:object xlink:href="./Object 5" xlink:type="simple" xlink:show="embed" xlink:actuate="onLoad"/><draw:image xlink:href="./ObjectReplacements/Object 5" xlink:type="simple" xlink:show="embed" xlink:actuate="onLoad"/></draw:frame></text:p>
        <text:p text:style-name="P3"><text:tab/><draw:frame draw:style-name="fr2" draw:name="Objet6" text:anchor-type="as-char" svg:width="4.025cm" svg:height="1.782cm" draw:z-index="46"><draw:object xlink:href="./Object 6" xlink:type="simple" xlink:show="embed" xlink:actuate="onLoad"/><draw:image xlink:href="./ObjectReplacements/Object 6" xlink:type="simple" xlink:show="embed" xlink:actuate="onLoad"/></draw:frame></text:p>
        <text:p text:style-name="P9">Simplifier une fraction :</text:p>
        <text:list xml:id="list104442824287216" text:continue-numbering="true" text:style-name="List_20_1">
          <text:list-item>
            <text:p text:style-name="P19"><text:span text:style-name="T2">Utiliser la touche</text:span><text:span text:style-name="T1"> </text:span><text:span text:style-name="T1"><draw:g text:anchor-type="as-char" svg:y="-0.339cm" draw:z-index="15" draw:name="Forme1" draw:style-name="gr4"><draw:custom-shape draw:style-name="gr5" draw:text-style-name="P28" svg:width="0.802cm" svg:height="0.431cm" svg:x="0cm" svg:y="0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9" svg:width="0.151cm" svg:height="0.151cm" svg:x="0.325cm" svg:y="0.046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29" svg:width="0.151cm" svg:height="0.151cm" svg:x="0.325cm" svg:y="0.245cm"><text:p/><draw:enhanced-geometry svg:viewBox="0 0 21600 21600" draw:mirror-horizontal="false" draw:mirror-vertical="false" draw:type="rectangle" draw:enhanced-path="M 0 0 L 21600 0 21600 21600 0 21600 0 0 Z N"/></draw:custom-shape><draw:line draw:style-name="gr7" draw:text-style-name="P29" svg:x1="0.25cm" svg:y1="0.219cm" svg:x2="0.55cm" svg:y2="0.219cm"><text:p/></draw:line></draw:g></text:span><text:span text:style-name="T1"><text:s/></text:span><text:span text:style-name="T2">pour taper la fraction, </text:span><text:span text:style-name="T4">puis </text:span><text:span text:style-name="T2"><draw:custom-shape text:anchor-type="as-char" svg:y="-0.332cm" draw:z-index="16" draw:style-name="gr8" draw:text-style-name="P27" svg:width="0.802cm" svg:height="0.431cm"><text:p text:style-name="P22"><text:span text:style-name="T30">entrer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"><text:s/>pour la simplifier</text:span></text:p>
          </text:list-item>
          <text:list-item>
            <text:p text:style-name="P19"><text:span text:style-name="T4">Après avoir appuyé sur </text:span><text:span text:style-name="T1"><draw:custom-shape text:anchor-type="as-char" svg:y="-0.332cm" draw:z-index="17" draw:style-name="gr8" draw:text-style-name="P27" svg:width="0.802cm" svg:height="0.431cm"><text:p text:style-name="P22"><text:span text:style-name="T30">entrer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"><text:s/></text:span><text:span text:style-name="T5">pour afficher un résultat</text:span><text:span text:style-name="T1">, </text:span><text:span text:style-name="T4">si le curseur clignotant à la forme d'une double flèche </text:span><text:span text:style-name="T15">|</text:span><text:span text:style-name="T16">}</text:span><text:span text:style-name="T4">, u</text:span><text:span text:style-name="T1">tiliser la touche </text:span><text:span text:style-name="T1"><draw:custom-shape text:anchor-type="as-char" svg:y="-0.356cm" draw:z-index="19" draw:name="Forme2" draw:style-name="gr9" draw:text-style-name="P31" svg:width="0.802cm" svg:height="0.431cm"><text:p text:style-name="P30"><text:span text:style-name="T31">|</text:span><text:span text:style-name="T32">}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"><text:s/>pour afficher </text:span><text:span text:style-name="T5">c</text:span><text:span text:style-name="T9">e</text:span><text:span text:style-name="T8"> résultat</text:span><text:span text:style-name="T1"> </text:span><text:span text:style-name="T3">alternativement </text:span><text:span text:style-name="T1">sous forme décimale ou fraction</text:span><text:span text:style-name="T4">naire</text:span></text:p>
          </text:list-item>
        </text:list>
        <text:p text:style-name="P14"><text:span text:style-name="T11">Ex :</text:span> V<text:span text:style-name="T13">érifier :</text:span><text:tab/><draw:frame draw:style-name="fr2" draw:name="Objet2" text:anchor-type="as-char" svg:width="3.933cm" svg:height="1.709cm" draw:z-index="4"><draw:object xlink:href="./Object 2" xlink:type="simple" xlink:show="embed" xlink:actuate="onLoad"/><draw:image xlink:href="./ObjectReplacements/Object 2" xlink:type="simple" xlink:show="embed" xlink:actuate="onLoad"/></draw:frame></text:p>
        <text:p text:style-name="P14"><text:tab/><draw:frame draw:style-name="fr2" draw:name="Objet7" text:anchor-type="as-char" svg:width="5.198cm" svg:height="1.371cm" draw:z-index="42"><draw:object xlink:href="./Object 7" xlink:type="simple" xlink:show="embed" xlink:actuate="onLoad"/><draw:image xlink:href="./ObjectReplacements/Object 7" xlink:type="simple" xlink:show="embed" xlink:actuate="onLoad"/></draw:frame></text:p>
        <text:p text:style-name="Standard"/>
        <text:p text:style-name="Standard"/>
        <text:p text:style-name="P10">Touches<text:tab/><draw:custom-shape text:anchor-type="as-char" draw:z-index="12" draw:style-name="gr1" draw:text-style-name="P27" svg:width="1.057cm" svg:height="0.431cm"><text:p text:style-name="P22"><text:span text:style-name="T30">précéd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draw:custom-shape text:anchor-type="as-char" svg:y="-0.356cm" draw:z-index="23" draw:name="Forme2" draw:style-name="gr9" draw:text-style-name="P31" svg:width="0.802cm" svg:height="0.431cm"><text:p text:style-name="P30"><text:span text:style-name="T31">|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draw:custom-shape text:anchor-type="as-char" svg:y="-0.356cm" draw:z-index="24" draw:name="Forme2" draw:style-name="gr9" draw:text-style-name="P31" svg:width="0.802cm" svg:height="0.431cm"><text:p text:style-name="P30"><text:span text:style-name="T32">}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draw:custom-shape text:anchor-type="as-char" draw:z-index="13" draw:style-name="gr1" draw:text-style-name="P27" svg:width="1.086cm" svg:height="0.431cm"><text:p text:style-name="P22"><text:span text:style-name="T30">insérer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draw:custom-shape text:anchor-type="as-char" draw:z-index="14" draw:style-name="gr1" draw:text-style-name="P27" svg:width="1.086cm" svg:height="0.431cm"><text:p text:style-name="P22"><text:span text:style-name="T30">suppr</text:span></text:p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:</text:p>
        <text:p text:style-name="P5"><text:span text:style-name="T18">Dans l'exemple ci-dessous, c</text:span>es touches permettent de rappeler le calcul précédent et d<text:span text:style-name="T18">e</text:span> modifier <text:span text:style-name="T17">la</text:span> partie <text:span text:style-name="T17">entourée </text:span>sans devoir tout retaper.</text:p>
        <text:p text:style-name="Standard"/>
        <text:p text:style-name="P3"><text:span text:style-name="T11">Ex :</text:span> V<text:span text:style-name="T13">érifi</text:span>er :<text:tab/><draw:frame draw:style-name="fr1" draw:name="Objet8" text:anchor-type="as-char" svg:y="-0.49cm" svg:width="5.808cm" svg:height="0.529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3"><draw:custom-shape text:anchor-type="paragraph" draw:z-index="26" draw:name="Forme2" draw:style-name="gr11" draw:text-style-name="P31" svg:width="0.541cm" svg:height="0.556cm" svg:x="3.297cm" svg:y="0.074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draw:frame draw:style-name="fr1" draw:name="Objet9" text:anchor-type="as-char" svg:y="-0.49cm" svg:width="6.031cm" svg:height="0.529cm" draw:z-index="20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3"><text:tab/><draw:frame draw:style-name="fr1" draw:name="Objet10" text:anchor-type="as-char" svg:y="-0.49cm" svg:width="5.876cm" svg:height="0.529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text:p text:style-name="P3"><draw:custom-shape text:anchor-type="paragraph" draw:z-index="27" draw:name="Forme2" draw:style-name="gr11" draw:text-style-name="P31" svg:width="0.541cm" svg:height="0.556cm" svg:x="5.262cm" svg:y="-0.785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2" draw:style-name="gr11" draw:text-style-name="P31" svg:width="0.541cm" svg:height="0.556cm" svg:x="4.244cm" svg:y="0.109cm"><text:p/><draw:enhanced-geometry svg:viewBox="0 0 21600 21600" draw:path-stretchpoint-x="10800" draw:path-stretchpoint-y="10800" draw:text-areas="?f3 ?f4 ?f5 ?f6" draw:type="round-rectangle" draw:modifiers="6918.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draw:frame draw:style-name="fr1" draw:name="Objet11" text:anchor-type="as-char" svg:y="-0.49cm" svg:width="6.158cm" svg:height="0.529cm" draw:z-index="2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 3" svg:font-family="'Wingdings 3'" style:font-charset="x-symbol"/>
    <style:font-face style:name="Lucida Sans Unicode2" svg:font-family="'Lucida Sans Unicode'" style:font-pitch="variable" style:font-charset="x-symbol"/>
    <style:font-face style:name="Times New Roman2" svg:font-family="'Times New Roman'" style:font-pitch="variable" style:font-charset="x-symbol"/>
    <style:font-face style:name="Wingdings 31" svg:font-family="'Wingdings 3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OpenSymbol" svg:font-family="Open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8cm" draw:dots2="1" draw:dots2-length="0.058cm" draw:distance="0.058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1" fo:font-family="Arial" style:font-family-generic="swiss" style:font-pitch="variable" fo:font-size="20pt" fo:language="en" fo:country="GB" fo:font-weight="bold" style:font-size-asian="20pt" style:font-weight-asian="bold" style:font-name-complex="Arial1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>
      <style:paragraph-properties fo:margin-left="0cm" fo:margin-right="0cm" fo:orphans="0" fo:widows="0" fo:text-indent="0cm" style:auto-text-indent="false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1" fo:font-family="Arial" style:font-family-generic="swiss" style:font-pitch="variable" fo:font-size="14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" fo:font-family="Arial" style:font-style-name="Gras Italique" style:font-family-generic="swiss" style:font-pitch="variable" fo:font-size="14pt" fo:font-style="italic" fo:font-weight="bold"/>
    </style:style>
    <style:style style:name="Titre_20_rubrique" style:display-name="Titre rubrique" style:family="paragraph" style:parent-style-name="Standard" style:next-style-name="Standard" style:auto-update="true" style:list-style-name="" style:class="text" style:master-page-name="">
      <style:paragraph-properties fo:margin-left="2.401cm" fo:margin-right="0cm" fo:margin-top="0cm" fo:margin-bottom="0.199cm" loext:contextual-spacing="false" fo:text-indent="-2.401cm" style:auto-text-indent="false" style:page-number="auto">
        <style:tab-stops/>
      </style:paragraph-properties>
      <style:text-properties fo:font-variant="normal" fo:text-transform="none" style:font-name="Arial1" fo:font-family="Arial" style:font-family-generic="swiss" style:font-pitch="variable" fo:font-size="12pt" fo:font-style="italic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 style:master-page-name="">
      <style:paragraph-properties fo:margin-top="0cm" fo:margin-bottom="0.101cm" loext:contextual-spacing="false" style:page-number="auto"/>
      <style:text-properties fo:text-transform="uppercase"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fo:margin-top="0.101cm" fo:margin-bottom="0.101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Exercice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_20_I_29_" style:display-name="Exo I)">
      <text:list-level-style-number text:level="1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space-before="1.27cm" text:min-label-width="0.499cm"/>
      </text:list-level-style-number>
      <text:list-level-style-number text:level="3" text:style-name="Numbering_20_Symbols" style:num-suffix=")" style:num-format="1">
        <style:list-level-properties text:space-before="1.905cm" text:min-label-width="0.499cm"/>
      </text:list-level-style-number>
      <text:list-level-style-number text:level="4" text:style-name="Numbering_20_Symbols" style:num-suffix=")" style:num-format="1">
        <style:list-level-properties text:space-before="2.54cm" text:min-label-width="0.499cm"/>
      </text:list-level-style-number>
      <text:list-level-style-number text:level="5" text:style-name="Numbering_20_Symbols" style:num-suffix=")" style:num-format="1">
        <style:list-level-properties text:space-before="3.175cm" text:min-label-width="0.499cm"/>
      </text:list-level-style-number>
      <text:list-level-style-number text:level="6" text:style-name="Numbering_20_Symbols" style:num-suffix=")" style:num-format="1">
        <style:list-level-properties text:space-before="3.81cm" text:min-label-width="0.499cm"/>
      </text:list-level-style-number>
      <text:list-level-style-number text:level="7" text:style-name="Numbering_20_Symbols" style:num-suffix=")" style:num-format="1">
        <style:list-level-properties text:space-before="4.445cm" text:min-label-width="0.499cm"/>
      </text:list-level-style-number>
      <text:list-level-style-number text:level="8" text:style-name="Numbering_20_Symbols" style:num-suffix=")" style:num-format="1">
        <style:list-level-properties text:space-before="5.08cm" text:min-label-width="0.499cm"/>
      </text:list-level-style-number>
      <text:list-level-style-number text:level="9" text:style-name="Numbering_20_Symbols" style:num-suffix=")" style:num-format="1">
        <style:list-level-properties text:space-before="5.715cm" text:min-label-width="0.499cm"/>
      </text:list-level-style-number>
      <text:list-level-style-number text:level="10" text:style-name="Numbering_20_Symbols" style:num-suffix=")" style:num-format="1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09:00</meta:creation-date>
    <dc:date>2019-06-28T10:44:41.196000000</dc:date>
    <meta:print-date>2008-08-26T22:29:34</meta:print-date>
    <dc:language>fr-FR</dc:language>
    <meta:editing-cycles>86</meta:editing-cycles>
    <meta:editing-duration>PT9H54M10S</meta:editing-duration>
    <meta:document-statistic meta:table-count="0" meta:image-count="0" meta:object-count="22" meta:page-count="2" meta:paragraph-count="37" meta:word-count="249" meta:character-count="1364" meta:non-whitespace-character-count="1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stretchy="false">−</mo>
          <msqrt>
            <mn>2</mn>
          </msqrt>
        </mrow>
      </mrow>
      <mrow>
        <mo fence="true" stretchy="false">(</mo>
        <mrow>
          <mrow>
            <mi>–</mi>
            <mn>3</mn>
          </mrow>
        </mrow>
        <mo fence="true" stretchy="false">)</mo>
      </mrow>
      <mi>–</mi>
      <mrow>
        <mo fence="true" stretchy="false">(</mo>
        <mrow>
          <mrow>
            <mi>–</mi>
            <mrow>
              <mi mathvariant="normal">π</mi>
              <mo stretchy="false">+</mo>
              <msqrt>
                <mn>3</mn>
              </msqrt>
            </mrow>
          </mrow>
        </mrow>
        <mo fence="true" stretchy="false">)</mo>
      </mrow>
      <mi>–</mi>
      <mrow>
        <mn>5</mn>
        <mo stretchy="false">≈</mo>
        <mn>0,652</mn>
      </mrow>
    </mrow>
    <annotation encoding="StarMath 5.0">A=-sqrt{2}(–{3})–(– %pi + sqrt{3})–{5} approx 0,652  </annotation>
  </semantics>
</math>
</file>

<file path=Object 10/content.xml><?xml version="1.0" encoding="utf-8"?>
<math xmlns="http://www.w3.org/1998/Math/MathML" display="block">
  <semantics>
    <mrow>
      <mrow>
        <mi>I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3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561,46</mn>
        </mrow>
      </mrow>
    </mrow>
    <annotation encoding="StarMath 5.0">I=2 sqrt{3} times (1– %pi)^2–10^{3} times sqrt{3^-1} approx -561,46</annotation>
  </semantics>
</math>
</file>

<file path=Object 11/content.xml><?xml version="1.0" encoding="utf-8"?>
<math xmlns="http://www.w3.org/1998/Math/MathML" display="block">
  <semantics>
    <mrow>
      <mrow>
        <mi>J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n>2</mn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3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80,66</mn>
        </mrow>
      </mrow>
    </mrow>
    <annotation encoding="StarMath 5.0">J=2 sqrt{3} times (1–{2} %pi)^2–10^3 times sqrt{3^-1} approx -480,66</annotation>
  </semantics>
</math>
</file>

<file path=Object 12/content.xml><?xml version="1.0" encoding="utf-8"?>
<math xmlns="http://www.w3.org/1998/Math/MathML" display="block">
  <semantics>
    <msqrt>
      <mspace width="2em"/>
    </msqrt>
    <annotation encoding="StarMath 5.0">sqrt {~}</annotation>
  </semantics>
</math>
</file>

<file path=Object 13/content.xml><?xml version="1.0" encoding="utf-8"?>
<math xmlns="http://www.w3.org/1998/Math/MathML" display="block">
  <semantics>
    <mrow>
      <mrow>
        <mi>J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n>2</mn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3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80,66</mn>
        </mrow>
      </mrow>
    </mrow>
    <annotation encoding="StarMath 5.0">J=2 sqrt{3} times (1–{2} %pi)^2–10^3 times sqrt{3^-1} approx -480,66</annotation>
  </semantics>
</math>
</file>

<file path=Object 14/content.xml><?xml version="1.0" encoding="utf-8"?>
<math xmlns="http://www.w3.org/1998/Math/MathML" display="block">
  <semantics>
    <mrow>
      <mtext>C</mtext>
      <mo stretchy="false">=</mo>
      <mrow>
        <mfrac>
          <mrow>
            <mo stretchy="false">−</mo>
            <mfrac>
              <msup>
                <mn>5</mn>
                <mn>2</mn>
              </msup>
              <mn>6</mn>
            </mfrac>
          </mrow>
          <mrow>
            <mn>4</mn>
            <mo stretchy="false">−</mo>
            <mfrac>
              <mn>1</mn>
              <mn>3</mn>
            </mfrac>
          </mrow>
        </mfrac>
        <mo stretchy="false">+</mo>
        <mrow>
          <mn>3</mn>
          <mo stretchy="false">×</mo>
          <mrow>
            <mo fence="true" stretchy="true">|</mo>
            <mrow>
              <mrow>
                <mn>1</mn>
                <mo stretchy="false">−</mo>
                <mfrac>
                  <mn>5</mn>
                  <mn>6</mn>
                </mfrac>
                <mo stretchy="false">−</mo>
                <mfrac>
                  <mn>4</mn>
                  <mn>7</mn>
                </mfrac>
                <mo stretchy="false">+</mo>
                <mfrac>
                  <mn>1</mn>
                  <mn>3</mn>
                </mfrac>
              </mrow>
            </mrow>
            <mo fence="true" stretchy="true">|</mo>
          </mrow>
        </mrow>
      </mrow>
      <mo stretchy="false">≈</mo>
      <mrow>
        <mo stretchy="false">−</mo>
        <mn>0,922</mn>
      </mrow>
    </mrow>
    <annotation encoding="StarMath 5.0">alignc "C"=-{5^2 over 6} over {4-{1 over 3}} + 3 times abs{1-{5 over 6}-{4 over 7}+{1 over 3}}  approx -0,922</annotation>
  </semantics>
</math>
</file>

<file path=Object 15/content.xml><?xml version="1.0" encoding="utf-8"?>
<math xmlns="http://www.w3.org/1998/Math/MathML" display="block">
  <semantics>
    <mrow>
      <mi>B</mi>
      <mo stretchy="false">=</mo>
      <msup>
        <mrow>
          <mo fence="true" stretchy="true">(</mo>
          <mrow>
            <mfrac>
              <mn>4</mn>
              <msqrt>
                <mrow>
                  <mn>2</mn>
                  <mo stretchy="false">+</mo>
                  <msup>
                    <mn>3</mn>
                    <mrow>
                      <mo stretchy="false">−</mo>
                      <mn>1</mn>
                    </mrow>
                  </msup>
                </mrow>
              </msqrt>
            </mfrac>
          </mrow>
          <mo fence="true" stretchy="true">)</mo>
        </mrow>
        <mn>3</mn>
      </msup>
      <mo stretchy="false">≈</mo>
      <mn>17,956</mn>
    </mrow>
    <annotation encoding="StarMath 5.0">B= left({4} over {sqrt{2+3^{-1}}} right)^3 approx 17,956</annotation>
  </semantics>
</math>
</file>

<file path=Object 16/content.xml><?xml version="1.0" encoding="utf-8"?>
<math xmlns="http://www.w3.org/1998/Math/MathML" display="block">
  <semantics>
    <mrow>
      <mi>D</mi>
      <mo stretchy="false">=</mo>
      <mfrac>
        <mrow>
          <mn>3</mn>
          <mo stretchy="false">×</mo>
          <msup>
            <mn>10</mn>
            <mrow>
              <mi>–</mi>
              <mn>7</mn>
            </mrow>
          </msup>
          <mo stretchy="false">×</mo>
          <msup>
            <mi mathvariant="normal">π</mi>
            <mrow>
              <mn>1</mn>
              <mo stretchy="false">/</mo>
              <mn>7</mn>
            </mrow>
          </msup>
        </mrow>
        <mrow>
          <msqrt>
            <mrow>
              <msup>
                <mn>5</mn>
                <mn>3</mn>
              </msup>
              <mo stretchy="false">+</mo>
              <mfrac>
                <mn>1</mn>
                <mn>9</mn>
              </mfrac>
            </mrow>
          </msqrt>
          <mi>–</mi>
          <mn>3</mn>
          <msup>
            <mrow>
              <mo fence="true" stretchy="false">(</mo>
              <mrow>
                <mrow>
                  <mi>–</mi>
                  <mrow>
                    <mn>6</mn>
                    <mo stretchy="false">+</mo>
                    <mi mathvariant="normal">π</mi>
                  </mrow>
                </mrow>
              </mrow>
              <mo fence="true" stretchy="false">)</mo>
            </mrow>
            <mn>2</mn>
          </msup>
        </mrow>
      </mfrac>
      <mo stretchy="false">≈</mo>
      <mrow>
        <mrow>
          <mo stretchy="false">−</mo>
          <mn>2,651</mn>
        </mrow>
        <mo stretchy="false">×</mo>
        <msup>
          <mn>10</mn>
          <mrow>
            <mo stretchy="false">−</mo>
            <mn>8</mn>
          </mrow>
        </msup>
      </mrow>
    </mrow>
    <annotation encoding="StarMath 5.0">D={{3} times {10}^{–7} times  %pi ^{1/7}} over {sqrt{{5}^3+{1} over {9}}–{3}(–{6}+ %pi )^2} approx -2,651 times 10^{-8}</annotation>
  </semantics>
</math>
</file>

<file path=Object 18/content.xml><?xml version="1.0" encoding="utf-8"?>
<math xmlns="http://www.w3.org/1998/Math/MathML" display="block">
  <semantics>
    <mrow>
      <mi>E</mi>
      <mo stretchy="false">=</mo>
      <mfrac>
        <mrow>
          <mn>12</mn>
          <mo stretchy="false">×</mo>
          <mfrac>
            <mn>4</mn>
            <mn>3</mn>
          </mfrac>
        </mrow>
        <mrow>
          <mfrac>
            <mn>1</mn>
            <mn>7</mn>
          </mfrac>
          <mo stretchy="false">+</mo>
          <mfrac>
            <mn>4</mn>
            <mn>9</mn>
          </mfrac>
        </mrow>
      </mfrac>
      <mo stretchy="false">=</mo>
      <mfrac>
        <mn>1008</mn>
        <mn>37</mn>
      </mfrac>
      <mo stretchy="false">≈</mo>
      <mn>27,24</mn>
    </mrow>
    <annotation encoding="StarMath 5.0">E={{12} times {{4} over {3}}} over {{1} over {7}+{4} over {9}} = 1008 over 37 approx 27,24</annotation>
  </semantics>
</math>
</file>

<file path=Object 19/content.xml><?xml version="1.0" encoding="utf-8"?>
<math xmlns="http://www.w3.org/1998/Math/MathML" display="block">
  <semantics>
    <mrow>
      <mi>F</mi>
      <mo stretchy="false">=</mo>
      <mfrac>
        <mrow>
          <mfrac>
            <mrow>
              <mn>5</mn>
              <mo stretchy="false">×</mo>
              <mn>7</mn>
            </mrow>
            <mn>3</mn>
          </mfrac>
          <mo stretchy="false">+</mo>
          <mfrac>
            <mn>1</mn>
            <mrow>
              <mn>4</mn>
              <mi>–</mi>
              <msup>
                <mn>11</mn>
                <mrow>
                  <mo stretchy="false">−</mo>
                  <mn>1</mn>
                </mrow>
              </msup>
            </mrow>
          </mfrac>
        </mrow>
        <mrow>
          <mn>7</mn>
          <mo stretchy="false">+</mo>
          <mrow>
            <mn>3</mn>
            <mo stretchy="false">×</mo>
            <msup>
              <mn>4</mn>
              <mrow>
                <mo stretchy="false">−</mo>
                <mn>1</mn>
              </mrow>
            </msup>
          </mrow>
        </mrow>
      </mfrac>
      <mo stretchy="false">=</mo>
      <mfrac>
        <mn>6152</mn>
        <mn>3999</mn>
      </mfrac>
      <mo stretchy="false">≈</mo>
      <mn>1,538</mn>
    </mrow>
    <annotation encoding="StarMath 5.0">F={{5} times {7} over {3}+{1} over {{4}–{11}^{-1}}} over {{7}+{3} times {4^-1}} = 6152 over 3999 approx 1,538</annotation>
  </semantics>
</math>
</file>

<file path=Object 2/content.xml><?xml version="1.0" encoding="utf-8"?>
<math xmlns="http://www.w3.org/1998/Math/MathML" display="block">
  <semantics>
    <mrow>
      <mi>E</mi>
      <mo stretchy="false">=</mo>
      <mfrac>
        <mrow>
          <mn>12</mn>
          <mo stretchy="false">×</mo>
          <mfrac>
            <mn>4</mn>
            <mn>3</mn>
          </mfrac>
        </mrow>
        <mrow>
          <mfrac>
            <mn>1</mn>
            <mn>7</mn>
          </mfrac>
          <mo stretchy="false">+</mo>
          <mfrac>
            <mn>4</mn>
            <mn>9</mn>
          </mfrac>
        </mrow>
      </mfrac>
      <mo stretchy="false">=</mo>
      <mfrac>
        <mn>1008</mn>
        <mn>37</mn>
      </mfrac>
      <mo stretchy="false">≈</mo>
      <mn>27,24</mn>
    </mrow>
    <annotation encoding="StarMath 5.0">E={{12} times {{4} over {3}}} over {{1} over {7}+{4} over {9}} = 1008 over 37 approx 27,24</annotation>
  </semantics>
</math>
</file>

<file path=Object 20/content.xml><?xml version="1.0" encoding="utf-8"?>
<math xmlns="http://www.w3.org/1998/Math/MathML" display="block">
  <semantics>
    <mrow>
      <mrow>
        <mi>G</mi>
        <mo stretchy="false">=</mo>
        <mn>2</mn>
      </mrow>
      <mrow>
        <msqrt>
          <mn>2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2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4,76</mn>
        </mrow>
      </mrow>
    </mrow>
    <annotation encoding="StarMath 5.0">G=2 sqrt{2} times (1– %pi)^2–10^2 times sqrt{3^-1} approx -44,76</annotation>
  </semantics>
</math>
</file>

<file path=Object 21/content.xml><?xml version="1.0" encoding="utf-8"?>
<math xmlns="http://www.w3.org/1998/Math/MathML" display="block">
  <semantics>
    <mrow>
      <mrow>
        <mi>H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2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1,847</mn>
        </mrow>
      </mrow>
    </mrow>
    <annotation encoding="StarMath 5.0">H=2 sqrt{3} times (1– %pi)^2–10^2 times sqrt{3^-1} approx -41,847</annotation>
  </semantics>
</math>
</file>

<file path=Object 22/content.xml><?xml version="1.0" encoding="utf-8"?>
<math xmlns="http://www.w3.org/1998/Math/MathML" display="block">
  <semantics>
    <mrow>
      <mrow>
        <mi>I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3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561,46</mn>
        </mrow>
      </mrow>
    </mrow>
    <annotation encoding="StarMath 5.0">I=2 sqrt{3} times (1– %pi)^2–10^{3} times sqrt{3^-1} approx -561,46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row>
          <mo stretchy="false">−</mo>
          <msqrt>
            <mn>2</mn>
          </msqrt>
        </mrow>
      </mrow>
      <mrow>
        <mo fence="true" stretchy="false">(</mo>
        <mrow>
          <mrow>
            <mi>–</mi>
            <mn>3</mn>
          </mrow>
        </mrow>
        <mo fence="true" stretchy="false">)</mo>
      </mrow>
      <mi>–</mi>
      <mrow>
        <mo fence="true" stretchy="false">(</mo>
        <mrow>
          <mrow>
            <mi>–</mi>
            <mrow>
              <mi mathvariant="normal">π</mi>
              <mo stretchy="false">+</mo>
              <msqrt>
                <mn>3</mn>
              </msqrt>
            </mrow>
          </mrow>
        </mrow>
        <mo fence="true" stretchy="false">)</mo>
      </mrow>
      <mi>–</mi>
      <mrow>
        <mn>5</mn>
        <mo stretchy="false">≈</mo>
        <mn>0,652</mn>
      </mrow>
    </mrow>
    <annotation encoding="StarMath 5.0">A=-sqrt{2}(–{3})–(– %pi + sqrt{3})–{5} approx 0,652  </annotation>
  </semantics>
</math>
</file>

<file path=Object 3/content.xml><?xml version="1.0" encoding="utf-8"?>
<math xmlns="http://www.w3.org/1998/Math/MathML" display="block">
  <semantics>
    <mrow>
      <mi>B</mi>
      <mo stretchy="false">=</mo>
      <msup>
        <mrow>
          <mo fence="true" stretchy="true">(</mo>
          <mrow>
            <mfrac>
              <mn>4</mn>
              <msqrt>
                <mrow>
                  <mn>2</mn>
                  <mo stretchy="false">+</mo>
                  <msup>
                    <mn>3</mn>
                    <mrow>
                      <mo stretchy="false">−</mo>
                      <mn>1</mn>
                    </mrow>
                  </msup>
                </mrow>
              </msqrt>
            </mfrac>
          </mrow>
          <mo fence="true" stretchy="true">)</mo>
        </mrow>
        <mn>3</mn>
      </msup>
      <mo stretchy="false">≈</mo>
      <mn>17,956</mn>
    </mrow>
    <annotation encoding="StarMath 5.0">B= left({4} over {sqrt{2+3^{-1}}} right)^3 approx 17,956</annotation>
  </semantics>
</math>
</file>

<file path=Object 4/content.xml><?xml version="1.0" encoding="utf-8"?>
<math xmlns="http://www.w3.org/1998/Math/MathML" display="block">
  <semantics>
    <mi mathvariant="normal">π</mi>
    <annotation encoding="StarMath 5.0">%pi</annotation>
  </semantics>
</math>
</file>

<file path=Object 5/content.xml><?xml version="1.0" encoding="utf-8"?>
<math xmlns="http://www.w3.org/1998/Math/MathML" display="block">
  <semantics>
    <mrow>
      <mi>C</mi>
      <mo stretchy="false">=</mo>
      <mfrac>
        <mrow>
          <mn>3</mn>
          <mo stretchy="false">×</mo>
          <msup>
            <mn>10</mn>
            <mrow>
              <mi>–</mi>
              <mn>7</mn>
            </mrow>
          </msup>
          <mo stretchy="false">×</mo>
          <msup>
            <mi mathvariant="normal">π</mi>
            <mrow>
              <mn>1</mn>
              <mo stretchy="false">/</mo>
              <mn>7</mn>
            </mrow>
          </msup>
        </mrow>
        <mrow>
          <msqrt>
            <mrow>
              <msup>
                <mn>5</mn>
                <mn>3</mn>
              </msup>
              <mo stretchy="false">+</mo>
              <mfrac>
                <mn>1</mn>
                <mn>9</mn>
              </mfrac>
            </mrow>
          </msqrt>
          <mi>–</mi>
          <mn>3</mn>
          <msup>
            <mrow>
              <mo fence="true" stretchy="false">(</mo>
              <mrow>
                <mrow>
                  <mi>–</mi>
                  <mrow>
                    <mn>6</mn>
                    <mo stretchy="false">+</mo>
                    <mi mathvariant="normal">π</mi>
                  </mrow>
                </mrow>
              </mrow>
              <mo fence="true" stretchy="false">)</mo>
            </mrow>
            <mn>2</mn>
          </msup>
        </mrow>
      </mfrac>
      <mo stretchy="false">≈</mo>
      <mrow>
        <mrow>
          <mo stretchy="false">−</mo>
          <mn>2,651</mn>
        </mrow>
        <mo stretchy="false">×</mo>
        <msup>
          <mn>10</mn>
          <mrow>
            <mo stretchy="false">−</mo>
            <mn>8</mn>
          </mrow>
        </msup>
      </mrow>
    </mrow>
    <annotation encoding="StarMath 5.0">	C={{3} times {10}^{–7} times  %pi ^{1/7}} over {sqrt{{5}^3+{1} over {9}}–{3}(–{6}+ %pi )^2} approx -2,651 times 10^{-8}</annotation>
  </semantics>
</math>
</file>

<file path=Object 6/content.xml><?xml version="1.0" encoding="utf-8"?>
<math xmlns="http://www.w3.org/1998/Math/MathML" display="block">
  <semantics>
    <mrow>
      <mrow>
        <mi>D</mi>
        <mo stretchy="false">=</mo>
        <mi>–</mi>
      </mrow>
      <mrow>
        <mrow>
          <mfrac>
            <mfrac>
              <mn>4</mn>
              <mn>5</mn>
            </mfrac>
            <mfrac>
              <mn>3</mn>
              <mn>8</mn>
            </mfrac>
          </mfrac>
          <mo stretchy="false">+</mo>
          <mfrac>
            <mrow>
              <mn>2</mn>
              <msqrt>
                <mrow>
                  <mn>5</mn>
                  <mo stretchy="false">+</mo>
                  <mfrac>
                    <mn>1</mn>
                    <mn>3</mn>
                  </mfrac>
                </mrow>
              </msqrt>
            </mrow>
            <mrow>
              <mfrac>
                <mn>3</mn>
                <mn>7</mn>
              </mfrac>
              <mo stretchy="false">+</mo>
              <mn>1</mn>
            </mrow>
          </mfrac>
        </mrow>
        <mo stretchy="false">≈</mo>
        <mn>1,0998</mn>
      </mrow>
    </mrow>
    <annotation encoding="StarMath 5.0">D=–{{4} over {5}} over {{3} over {8}}+{{2}sqrt{{5}+{1} over {3}}} over {{3} over {7}+{1}} approx 1,0998</annotation>
  </semantics>
</math>
</file>

<file path=Object 7/content.xml><?xml version="1.0" encoding="utf-8"?>
<math xmlns="http://www.w3.org/1998/Math/MathML" display="block">
  <semantics>
    <mrow>
      <mi>F</mi>
      <mo stretchy="false">=</mo>
      <mfrac>
        <mrow>
          <mfrac>
            <mrow>
              <mn>5</mn>
              <mo stretchy="false">×</mo>
              <mn>7</mn>
            </mrow>
            <mn>3</mn>
          </mfrac>
          <mo stretchy="false">+</mo>
          <mfrac>
            <mn>1</mn>
            <mrow>
              <mn>4</mn>
              <mi>–</mi>
              <msup>
                <mn>11</mn>
                <mrow>
                  <mo stretchy="false">−</mo>
                  <mn>1</mn>
                </mrow>
              </msup>
            </mrow>
          </mfrac>
        </mrow>
        <mrow>
          <mn>7</mn>
          <mo stretchy="false">+</mo>
          <mrow>
            <mn>3</mn>
            <mo stretchy="false">×</mo>
            <msup>
              <mn>4</mn>
              <mrow>
                <mo stretchy="false">−</mo>
                <mn>1</mn>
              </mrow>
            </msup>
          </mrow>
        </mrow>
      </mfrac>
      <mo stretchy="false">=</mo>
      <mfrac>
        <mn>6152</mn>
        <mn>3999</mn>
      </mfrac>
      <mo stretchy="false">≈</mo>
      <mn>1,538</mn>
    </mrow>
    <annotation encoding="StarMath 5.0">F={{5} times {7} over {3}+{1} over {{4}–{11}^{-1}}} over {{7}+{3} times {4^-1}} = 6152 over 3999 approx 1,538</annotation>
  </semantics>
</math>
</file>

<file path=Object 8/content.xml><?xml version="1.0" encoding="utf-8"?>
<math xmlns="http://www.w3.org/1998/Math/MathML" display="block">
  <semantics>
    <mrow>
      <mrow>
        <mi>G</mi>
        <mo stretchy="false">=</mo>
        <mn>2</mn>
      </mrow>
      <mrow>
        <msqrt>
          <mn>2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2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4,76</mn>
        </mrow>
      </mrow>
    </mrow>
    <annotation encoding="StarMath 5.0">G=2 sqrt{2} times (1– %pi)^2–10^2 times sqrt{3^-1} approx -44,76</annotation>
  </semantics>
</math>
</file>

<file path=Object 9/content.xml><?xml version="1.0" encoding="utf-8"?>
<math xmlns="http://www.w3.org/1998/Math/MathML" display="block">
  <semantics>
    <mrow>
      <mrow>
        <mi>H</mi>
        <mo stretchy="false">=</mo>
        <mn>2</mn>
      </mrow>
      <mrow>
        <msqrt>
          <mn>3</mn>
        </msqrt>
        <mo stretchy="false">×</mo>
        <msup>
          <mrow>
            <mo fence="true" stretchy="false">(</mo>
            <mrow>
              <mrow>
                <mn>1</mn>
                <mi>–</mi>
                <mi mathvariant="normal">π</mi>
              </mrow>
            </mrow>
            <mo fence="true" stretchy="false">)</mo>
          </mrow>
          <mn>2</mn>
        </msup>
      </mrow>
      <mi>–</mi>
      <mrow>
        <mrow>
          <msup>
            <mn>10</mn>
            <mn>2</mn>
          </msup>
          <mo stretchy="false">×</mo>
          <msqrt>
            <msup>
              <mn>3</mn>
              <mrow>
                <mo stretchy="false">−</mo>
                <mn>1</mn>
              </mrow>
            </msup>
          </msqrt>
        </mrow>
        <mo stretchy="false">≈</mo>
        <mrow>
          <mo stretchy="false">−</mo>
          <mn>41,847</mn>
        </mrow>
      </mrow>
    </mrow>
    <annotation encoding="StarMath 5.0">H=2 sqrt{3} times (1– %pi)^2–10^2 times sqrt{3^-1} approx -41,847</annotation>
  </semantics>
</math>
</file>